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SA DIAZ, GERAR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SA DIAZ, GERARD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3112090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8/2021 </text:span><text:span text:style-name="T5"><text:s/></text:span></text:p>
          </table:table-cell>
          <table:table-cell table:style-name="Tabla1.C3" office:value-type="string">
            <text:p text:style-name="P5"><text:span text:style-name="T7">D.I.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240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7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4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8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NDUAVIC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5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0T01:01:4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